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HUAMANI, YUNI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48990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6279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HUAMANI, YUNI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4899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4899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78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8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515003</text:p>
          </table:table-cell>
          <table:table-cell table:style-name="Tabla2.D3" office:value-type="string">
            <text:p text:style-name="P23">48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1/08/2021</text:p>
          </table:table-cell>
          <table:table-cell table:style-name="Tabla2.A4" office:value-type="string">
            <text:p text:style-name="P22">818623</text:p>
          </table:table-cell>
          <table:table-cell table:style-name="Tabla2.D4" office:value-type="string">
            <text:p text:style-name="P23">2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FICHA CRADA: 20/08/21<text:line-break/>FICHA ACTUALIZADA: 21/08/21<text:line-break/>SAEGUNDO DEPOSITO REALIZADA EN ASM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12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